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fo:margin-top="0cm" fo:margin-bottom="0.199cm" table:align="margins"/>
    </style:style>
    <style:style style:name="Tabulka3.A" style:family="table-column">
      <style:table-column-properties style:column-width="3.399cm" style:rel-column-width="13102*"/>
    </style:style>
    <style:style style:name="Tabulka3.B" style:family="table-column">
      <style:table-column-properties style:column-width="3.401cm" style:rel-column-width="13109*"/>
    </style:style>
    <style:style style:name="Tabulka3.E" style:family="table-column">
      <style:table-column-properties style:column-width="3.401cm" style:rel-column-width="13113*"/>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fo:break-before="auto" fo:break-after="auto" table:align="margins" fo:keep-with-next="auto" style:may-break-between-rows="true" table:border-model="collapsing"/>
    </style:style>
    <style:style style:name="Tabulka2.A" style:family="table-column">
      <style:table-column-properties style:column-width="0.654cm" style:rel-column-width="2520*"/>
    </style:style>
    <style:style style:name="Tabulka2.Z" style:family="table-column">
      <style:table-column-properties style:column-width="0.658cm" style:rel-column-width="2535*"/>
    </style:style>
    <style:style style:name="Tabulka2.1" style:family="table-row">
      <style:table-row-properties fo:keep-together="auto"/>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B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17cm" fo:margin-left="0cm" fo:margin-top="0cm" fo:margin-bottom="0.199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I" style:family="table-column">
      <style:table-column-properties style:column-width="1.231cm"/>
    </style:style>
    <style:style style:name="Tabulka1.M" style:family="table-column">
      <style:table-column-properties style:column-width="2.15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0pt" officeooo:paragraph-rsid="0005f443" style:font-size-asian="10pt" style:font-size-complex="10pt"/>
    </style:style>
    <style:style style:name="P2" style:family="paragraph" style:parent-style-name="Footer">
      <style:paragraph-properties fo:text-align="end" style:justify-single-word="false"/>
      <style:text-properties officeooo:rsid="0005f443" officeooo:paragraph-rsid="0005f443"/>
    </style:style>
    <style:style style:name="P3" style:family="paragraph" style:parent-style-name="Standard">
      <style:paragraph-properties fo:text-align="center" style:justify-single-word="false"/>
      <style:text-properties fo:font-size="14pt" officeooo:paragraph-rsid="000150aa" style:font-size-asian="14pt" style:font-size-complex="14pt"/>
    </style:style>
    <style:style style:name="P4"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variant="small-caps" fo:font-size="22pt" fo:font-style="italic" fo:font-weight="bold" officeooo:rsid="0006de66" officeooo:paragraph-rsid="0006de66" style:font-size-asian="22pt" style:font-style-asian="italic" style:font-weight-asian="bold" style:font-size-complex="22pt" style:font-style-complex="italic" style:font-weight-complex="bold"/>
    </style:style>
    <style:style style:name="P6" style:family="paragraph" style:parent-style-name="Standard">
      <style:paragraph-properties fo:text-align="center" style:justify-single-word="false"/>
      <style:text-properties fo:font-variant="small-caps" fo:font-size="14pt" officeooo:rsid="0006de66" officeooo:paragraph-rsid="0006de66" style:font-size-asian="14pt" style:font-size-complex="14pt"/>
    </style:style>
    <style:style style:name="P7" style:family="paragraph" style:parent-style-name="Standard">
      <style:paragraph-properties fo:line-height="115%"/>
      <style:text-properties officeooo:rsid="00277740" officeooo:paragraph-rsid="001374c8"/>
    </style:style>
    <style:style style:name="P8" style:family="paragraph" style:parent-style-name="Standard">
      <style:paragraph-properties fo:line-height="115%"/>
      <style:text-properties officeooo:paragraph-rsid="001374c8"/>
    </style:style>
    <style:style style:name="P9" style:family="paragraph" style:parent-style-name="Standard">
      <style:paragraph-properties fo:line-height="115%"/>
      <style:text-properties officeooo:paragraph-rsid="00175a35"/>
    </style:style>
    <style:style style:name="P10" style:family="paragraph" style:parent-style-name="Standard">
      <style:paragraph-properties fo:line-height="115%"/>
      <style:text-properties officeooo:rsid="00250ed9" officeooo:paragraph-rsid="001374c8"/>
    </style:style>
    <style:style style:name="P11" style:family="paragraph" style:parent-style-name="Standard">
      <style:paragraph-properties fo:line-height="115%"/>
      <style:text-properties officeooo:rsid="002a1797" officeooo:paragraph-rsid="00175a35"/>
    </style:style>
    <style:style style:name="P12" style:family="paragraph" style:parent-style-name="Standard">
      <style:paragraph-properties fo:line-height="115%"/>
      <style:text-properties officeooo:rsid="0044aeb9" officeooo:paragraph-rsid="00175a35"/>
    </style:style>
    <style:style style:name="P13" style:family="paragraph" style:parent-style-name="Standard">
      <style:text-properties officeooo:paragraph-rsid="00184705"/>
    </style:style>
    <style:style style:name="P14" style:family="paragraph" style:parent-style-name="Standard">
      <style:paragraph-properties fo:line-height="115%"/>
      <style:text-properties officeooo:rsid="005f57f2" officeooo:paragraph-rsid="001f7efb"/>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0150aa"/>
    </style:style>
    <style:style style:name="P17" style:family="paragraph" style:parent-style-name="Text_20_body">
      <style:paragraph-properties fo:text-align="end" style:justify-single-word="false"/>
      <style:text-properties officeooo:paragraph-rsid="000150aa"/>
    </style:style>
    <style:style style:name="P18" style:family="paragraph" style:parent-style-name="Text_20_body">
      <style:paragraph-properties fo:text-align="end"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9" style:family="paragraph" style:parent-style-name="Text_20_body">
      <style:paragraph-properties fo:text-align="end"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20" style:family="paragraph" style:parent-style-name="Text_20_body">
      <style:paragraph-properties fo:text-align="start" style:justify-single-word="false"/>
      <style:text-properties officeooo:paragraph-rsid="000150aa"/>
    </style:style>
    <style:style style:name="P21"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22"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23" style:family="paragraph" style:parent-style-name="Text_20_body">
      <style:paragraph-properties fo:text-align="start"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24"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rsid="0005f443" officeooo:paragraph-rsid="0005f443"/>
    </style:style>
    <style:style style:name="P25"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6de66" officeooo:paragraph-rsid="0006de66"/>
    </style:style>
    <style:style style:name="P26"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5f443" officeooo:paragraph-rsid="0005f443"/>
    </style:style>
    <style:style style:name="P27" style:family="paragraph" style:parent-style-name="Text_20_body">
      <style:paragraph-properties fo:text-align="center" style:justify-single-word="false"/>
      <style:text-properties fo:font-size="13pt" fo:font-weight="bold" officeooo:rsid="000893ff" officeooo:paragraph-rsid="000893ff" style:font-size-asian="13pt" style:font-weight-asian="bold" style:font-size-complex="13pt" style:font-weight-complex="bold"/>
    </style:style>
    <style:style style:name="P28" style:family="paragraph" style:parent-style-name="Text_20_body">
      <style:text-properties officeooo:paragraph-rsid="000a3d14"/>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text-properties fo:color="#000000"/>
    </style:style>
    <style:style style:name="P31"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32"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3" style:family="paragraph" style:parent-style-name="Text_20_body">
      <style:paragraph-properties fo:margin-top="0cm" fo:margin-bottom="0.1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34" style:family="paragraph" style:parent-style-name="Text_20_body">
      <style:paragraph-properties fo:margin-top="0cm" fo:margin-bottom="0.0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5" style:family="paragraph" style:parent-style-name="Text_20_body">
      <style:paragraph-properties fo:margin-top="0cm" fo:margin-bottom="0.0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6" style:family="paragraph" style:parent-style-name="Index" style:master-page-name="">
      <style:paragraph-properties style:page-number="auto" fo:break-before="auto" fo:break-after="auto"/>
    </style:style>
    <style:style style:name="P37" style:family="paragraph" style:parent-style-name="Contents_20_Heading" style:master-page-name="">
      <style:paragraph-properties style:page-number="auto" fo:break-before="auto" fo:break-after="auto"/>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loext:graphic-properties draw:fill="none"/>
      <style:paragraph-properties fo:margin-left="0cm" fo:margin-right="0cm" fo:line-height="115%" fo:text-indent="0cm" style:auto-text-indent="false" fo:background-color="transparent"/>
      <style:text-properties officeooo:rsid="003848e4" officeooo:paragraph-rsid="00175a35"/>
    </style:style>
    <style:style style:name="P42" style:family="paragraph" style:parent-style-name="Standard">
      <loext:graphic-properties draw:fill="none"/>
      <style:paragraph-properties fo:margin-left="0cm" fo:margin-right="0cm" fo:line-height="115%" fo:text-indent="0cm" style:auto-text-indent="false" fo:background-color="transparent"/>
      <style:text-properties officeooo:rsid="0032cb80" officeooo:paragraph-rsid="00175a35"/>
    </style:style>
    <style:style style:name="P43" style:family="paragraph" style:parent-style-name="Standard">
      <loext:graphic-properties draw:fill="none"/>
      <style:paragraph-properties fo:margin-left="0cm" fo:margin-right="0cm" fo:line-height="115%" fo:text-indent="0cm" style:auto-text-indent="false" fo:background-color="transparent"/>
      <style:text-properties officeooo:rsid="003e67bf" officeooo:paragraph-rsid="00175a35"/>
    </style:style>
    <style:style style:name="P44"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175a35"/>
    </style:style>
    <style:style style:name="P4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rsid="0032cb80" officeooo:paragraph-rsid="00175a35"/>
    </style:style>
    <style:style style:name="P46" style:family="paragraph" style:parent-style-name="Table_20_Contents">
      <style:text-properties officeooo:rsid="0029b0a5" officeooo:paragraph-rsid="0029b0a5"/>
    </style:style>
    <style:style style:name="P47" style:family="paragraph" style:parent-style-name="Standard" style:master-page-name="First_20_Page">
      <style:paragraph-properties fo:text-align="center" style:justify-single-word="false" style:page-number="auto"/>
      <style:text-properties fo:font-variant="small-caps" fo:font-size="14pt" officeooo:rsid="0006de66" officeooo:paragraph-rsid="0006de66" style:font-size-asian="14pt" style:font-size-complex="14pt"/>
    </style:style>
    <style:style style:name="P48" style:family="paragraph" style:parent-style-name="Standard">
      <style:paragraph-properties fo:line-height="115%"/>
      <style:text-properties officeooo:rsid="00488fe0" officeooo:paragraph-rsid="00175a35"/>
    </style:style>
    <style:style style:name="P49" style:family="paragraph" style:parent-style-name="Heading_20_1" style:list-style-name=""/>
    <style:style style:name="P50" style:family="paragraph" style:parent-style-name="Heading_20_1" style:list-style-name="">
      <style:text-properties officeooo:paragraph-rsid="000b44c2"/>
    </style:style>
    <style:style style:name="P51" style:family="paragraph" style:parent-style-name="Heading_20_1">
      <style:text-properties officeooo:paragraph-rsid="000893ff"/>
    </style:style>
    <style:style style:name="P52" style:family="paragraph" style:parent-style-name="Heading_20_1" style:master-page-name="Standard">
      <style:paragraph-properties style:page-number="auto" fo:break-before="page"/>
      <style:text-properties officeooo:paragraph-rsid="000b44c2"/>
    </style:style>
    <style:style style:name="P53" style:family="paragraph" style:parent-style-name="Heading_20_2">
      <style:text-properties officeooo:rsid="00175a35" officeooo:paragraph-rsid="00175a35"/>
    </style:style>
    <style:style style:name="P54" style:family="paragraph" style:parent-style-name="Heading_20_2">
      <style:text-properties officeooo:rsid="001b4c78" officeooo:paragraph-rsid="001b4c78"/>
    </style:style>
    <style:style style:name="P55" style:family="paragraph" style:parent-style-name="Heading_20_2">
      <style:text-properties officeooo:rsid="00106fbb" officeooo:paragraph-rsid="00106fbb"/>
    </style:style>
    <style:style style:name="P56" style:family="paragraph" style:parent-style-name="Heading_20_3">
      <style:text-properties officeooo:paragraph-rsid="00175a35"/>
    </style:style>
    <style:style style:name="P57" style:family="paragraph" style:parent-style-name="Heading_20_3">
      <style:paragraph-properties fo:line-height="115%"/>
      <style:text-properties officeooo:rsid="0044aeb9" officeooo:paragraph-rsid="001b4c78"/>
    </style:style>
    <style:style style:name="P58" style:family="paragraph" style:parent-style-name="Text_20_body" style:master-page-name="Římské">
      <style:paragraph-properties fo:text-align="start" style:justify-single-word="false" style:page-number="1" fo:break-before="page"/>
      <style:text-properties officeooo:paragraph-rsid="000150aa"/>
    </style:style>
    <style:style style:name="P59" style:family="paragraph" style:parent-style-name="Text_20_body" style:list-style-name="L1"/>
    <style:style style:name="P60" style:family="paragraph" style:parent-style-name="Text_20_body">
      <style:text-properties officeooo:paragraph-rsid="002d8b78"/>
    </style:style>
    <style:style style:name="P61" style:family="paragraph" style:parent-style-name="Text_20_body">
      <style:text-properties fo:font-size="13pt" fo:font-style="italic" officeooo:paragraph-rsid="002d8b78" style:font-size-asian="13pt" style:font-style-asian="italic" style:font-size-complex="13pt" style:font-style-complex="italic"/>
    </style:style>
    <style:style style:name="T1" style:family="text">
      <style:text-properties officeooo:rsid="0006de66"/>
    </style:style>
    <style:style style:name="T2" style:family="text">
      <style:text-properties officeooo:rsid="00052f68"/>
    </style:style>
    <style:style style:name="T3" style:family="text">
      <style:text-properties fo:font-variant="small-caps" officeooo:rsid="000893ff"/>
    </style:style>
    <style:style style:name="T4" style:family="text">
      <style:text-properties fo:font-variant="normal" fo:text-transform="none"/>
    </style:style>
    <style:style style:name="T5" style:family="text">
      <style:text-properties fo:font-variant="normal" fo:text-transform="none" fo:color="#000000" style:font-name="Verdana" fo:font-size="11.25pt" fo:letter-spacing="normal" fo:font-style="normal" fo:font-weight="normal" officeooo:rsid="00250ed9"/>
    </style:style>
    <style:style style:name="T6"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7" style:family="text">
      <style:text-properties officeooo:rsid="001a7381"/>
    </style:style>
    <style:style style:name="T8" style:family="text">
      <style:text-properties style:font-name="Liberation Serif"/>
    </style:style>
    <style:style style:name="T9" style:family="text">
      <style:text-properties officeooo:rsid="00250ed9"/>
    </style:style>
    <style:style style:name="T10" style:family="text">
      <style:text-properties fo:color="#000000"/>
    </style:style>
    <style:style style:name="T11" style:family="text">
      <style:text-properties fo:color="#000000" style:font-name="Liberation Serif"/>
    </style:style>
    <style:style style:name="T12" style:family="text">
      <style:text-properties officeooo:rsid="00175a35"/>
    </style:style>
    <style:style style:name="T13" style:family="text">
      <style:text-properties officeooo:rsid="002ce4d9"/>
    </style:style>
    <style:style style:name="T14" style:family="text">
      <style:text-properties officeooo:rsid="002a9d08"/>
    </style:style>
    <style:style style:name="T15" style:family="text">
      <style:text-properties officeooo:rsid="002c241d"/>
    </style:style>
    <style:style style:name="T16" style:family="text">
      <style:text-properties officeooo:rsid="002b95dc"/>
    </style:style>
    <style:style style:name="T17" style:family="text">
      <style:text-properties officeooo:rsid="00370948"/>
    </style:style>
    <style:style style:name="T18" style:family="text">
      <style:text-properties officeooo:rsid="00360ccb"/>
    </style:style>
    <style:style style:name="T19" style:family="text">
      <style:text-properties officeooo:rsid="0042c958"/>
    </style:style>
    <style:style style:name="T20" style:family="text">
      <style:text-properties officeooo:rsid="00403f7b"/>
    </style:style>
    <style:style style:name="T21" style:family="text">
      <style:text-properties officeooo:rsid="003cf3ec"/>
    </style:style>
    <style:style style:name="T22" style:family="text">
      <style:text-properties officeooo:rsid="004be187"/>
    </style:style>
    <style:style style:name="T23" style:family="text">
      <style:text-properties officeooo:rsid="004c563e"/>
    </style:style>
    <style:style style:name="T24" style:family="text">
      <style:text-properties officeooo:rsid="0046c926"/>
    </style:style>
    <style:style style:name="T25" style:family="text">
      <style:text-properties officeooo:rsid="003d1187"/>
    </style:style>
    <style:style style:name="T26" style:family="text">
      <style:text-properties fo:color="#9cdcfe" style:font-name="Consolas" fo:font-size="10.5pt" fo:font-weight="normal" fo:background-color="#000000" loext:char-shading-value="0"/>
    </style:style>
    <style:style style:name="T27" style:family="text">
      <style:text-properties fo:color="#9cdcfe" style:font-name="Consolas" fo:font-size="10.5pt" fo:font-weight="normal" fo:background-color="#1e1e1e" loext:char-shading-value="0"/>
    </style:style>
    <style:style style:name="T28" style:family="text">
      <style:text-properties fo:color="#9cdcfe" style:font-name="Consolas" fo:font-size="10.5pt" fo:font-weight="normal" officeooo:rsid="003dd2bf" fo:background-color="#1e1e1e" loext:char-shading-value="0"/>
    </style:style>
    <style:style style:name="T29" style:family="text">
      <style:text-properties fo:color="#d4d4d4" style:font-name="Consolas" fo:font-size="10.5pt" fo:font-weight="normal" fo:background-color="#000000" loext:char-shading-value="0"/>
    </style:style>
    <style:style style:name="T30" style:family="text">
      <style:text-properties fo:color="#d4d4d4" style:font-name="Consolas" fo:font-size="10.5pt" fo:font-weight="normal" fo:background-color="#1e1e1e" loext:char-shading-value="0"/>
    </style:style>
    <style:style style:name="T31" style:family="text">
      <style:text-properties fo:color="#dcdcaa" style:font-name="Consolas" fo:font-size="10.5pt" fo:font-weight="normal" fo:background-color="#000000" loext:char-shading-value="0"/>
    </style:style>
    <style:style style:name="T32" style:family="text">
      <style:text-properties fo:color="#dcdcaa" style:font-name="Consolas" fo:font-size="10.5pt" fo:font-weight="normal" fo:background-color="#1e1e1e" loext:char-shading-value="0"/>
    </style:style>
    <style:style style:name="T33" style:family="text">
      <style:text-properties fo:color="#ce9178" style:font-name="Consolas" fo:font-size="10.5pt" fo:font-weight="normal" fo:background-color="#000000" loext:char-shading-value="0"/>
    </style:style>
    <style:style style:name="T34" style:family="text">
      <style:text-properties fo:color="#ce9178" style:font-name="Consolas" fo:font-size="10.5pt" fo:font-weight="normal" officeooo:rsid="003dd2bf" fo:background-color="#000000" loext:char-shading-value="0"/>
    </style:style>
    <style:style style:name="T35" style:family="text">
      <style:text-properties fo:color="#ce9178" style:font-name="Consolas" fo:font-size="10.5pt" fo:font-weight="normal" fo:background-color="#1e1e1e" loext:char-shading-value="0"/>
    </style:style>
    <style:style style:name="T36" style:family="text">
      <style:text-properties fo:color="#ce9178" style:font-name="Consolas" fo:font-size="10.5pt" fo:font-weight="normal" officeooo:rsid="003dd2bf" fo:background-color="#1e1e1e" loext:char-shading-value="0"/>
    </style:style>
    <style:style style:name="T37" style:family="text">
      <style:text-properties officeooo:rsid="003dd2bf"/>
    </style:style>
    <style:style style:name="T38" style:family="text">
      <style:text-properties officeooo:rsid="00591846"/>
    </style:style>
    <style:style style:name="T39" style:family="text">
      <style:text-properties officeooo:rsid="0056d999"/>
    </style:style>
    <style:style style:name="T40" style:family="text">
      <style:text-properties officeooo:rsid="00612568"/>
    </style:style>
    <style:style style:name="T41" style:family="text">
      <style:text-properties officeooo:rsid="0027136e"/>
    </style:style>
    <style:style style:name="T42" style:family="text">
      <style:text-properties officeooo:rsid="006841b7"/>
    </style:style>
    <style:style style:name="T43" style:family="text">
      <style:text-properties officeooo:rsid="0068cbd9"/>
    </style:style>
    <style:style style:name="T44" style:family="text">
      <style:text-properties officeooo:rsid="002c11b9"/>
    </style:style>
    <style:style style:name="T45" style:family="text">
      <style:text-properties officeooo:rsid="002d8b7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cs" number:country="CZ">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Gymnázium Brno,</text:p>
      <text:p text:style-name="P6">třída kapitána jaroš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Ročníková práce z biologie </text:p>
      <text:p text:style-name="P4"/>
      <text:p text:style-name="P5">Název ročníkové práce</text:p>
      <text:p text:style-name="Text_20_body"/>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Jméno a příjmení </text:p>
      <text:p text:style-name="P17"><text:soft-page-break/>třída</text:p>
      <text:p text:style-name="P17"><text:s/>obec, rok</text:p>
      <text:p text:style-name="P58">Předmět: .............................. </text:p>
      <text:p text:style-name="P20"/>
      <text:p text:style-name="P20"/>
      <text:p text:style-name="P29">Zadání ročníkové práce</text:p>
      <text:p text:style-name="P27"><text:span text:style-name="T3">(</text:span><text:span text:style-name="T4">pro Seminář a cvičení z biologie)</text:span></text:p>
      <text:p text:style-name="P16"/>
      <text:p text:style-name="P31">Jméno: <text:tab/><text:tab/></text:p>
      <text:p text:style-name="P33">Adresa: <text:tab/><text:tab/></text:p>
      <text:p text:style-name="P35">Název práce: <text:tab/><text:tab/></text:p>
      <text:p text:style-name="P34">Název práce v angličtině:<text:tab/><text:tab/></text:p>
      <text:p text:style-name="P35">Vedoucí práce:<text:tab/><text:tab/> </text:p>
      <text:p text:style-name="P34">Konzultant: <text:tab/><text:tab/></text:p>
      <text:p text:style-name="P32">Termín odevzdání: <text:tab/><text:tab/></text:p>
      <text:p text:style-name="P32">V Brně dne <text:tab/><text:tab/></text:p>
      <text:p text:style-name="P21"/>
      <text:p text:style-name="P21"/>
      <text:p text:style-name="P21"/>
      <text:p text:style-name="P21"/>
      <text:p text:style-name="P21"/>
      <text:p text:style-name="P21"/>
      <text:p text:style-name="P21">Ročníkovou práci jsem vypracoval(a) samostatně s použitím uvedené literatury. </text:p>
      <text:p text:style-name="P21"/>
      <text:p text:style-name="P21"/>
      <text:p text:style-name="P21"/>
      <text:p text:style-name="P21"/>
      <text:p text:style-name="P21"/>
      <text:p text:style-name="P23">V Brně dne: DD. MM. RRRR.</text:p>
      <text:p text:style-name="P19"><text:soft-page-break/>Jméno a příjmen<text:span text:style-name="T2">í</text:span></text:p>
      <text:p text:style-name="P18"><text:s/>vlastnoruční podpis </text:p>
      <text:p text:style-name="P18">.............................. </text:p>
      <text:p text:style-name="P22"/>
      <text:p text:style-name="P22"/>
      <text:p text:style-name="P25">Abstrakt</text:p>
      <text:p text:style-name="P26"/>
      <text:p text:style-name="P24"/>
      <text:p text:style-name="P24"/>
      <text:p text:style-name="P24"/>
      <text:p text:style-name="P24"/>
      <text:p text:style-name="P24"/>
      <text:p text:style-name="P24"/>
      <text:p text:style-name="P24"/>
      <text:p text:style-name="P24">Klíčová slova:</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h text:style-name="P49" text:outline-level="1"/>
      <text:p text:style-name="P36"/>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7">Obsah</text:p>
          </text:index-title>
          <text:p text:style-name="P38"><text:a xlink:type="simple" xlink:href="#__RefHeading___Toc352_1046533845" text:style-name="Index_20_Link" text:visited-style-name="Index_20_Link">1 Úvod a cíle<text:tab/>4</text:a></text:p>
          <text:p text:style-name="P38"><text:a xlink:type="simple" xlink:href="#__RefHeading___Toc354_1046533845" text:style-name="Index_20_Link" text:visited-style-name="Index_20_Link">2 Teoretická a metodická část<text:tab/>5</text:a></text:p>
          <text:p text:style-name="P39"><text:a xlink:type="simple" xlink:href="#__RefHeading___Toc356_1046533845" text:style-name="Index_20_Link" text:visited-style-name="Index_20_Link">2.1 Cesarova šifra<text:tab/>5</text:a></text:p>
          <text:p text:style-name="P40"><text:a xlink:type="simple" xlink:href="#__RefHeading___Toc938_1101183159" text:style-name="Index_20_Link" text:visited-style-name="Index_20_Link">2.1.1 <text:s/>Princip<text:tab/>5</text:a></text:p>
          <text:p text:style-name="P39"><text:a xlink:type="simple" xlink:href="#__RefHeading___Toc358_1046533845" text:style-name="Index_20_Link" text:visited-style-name="Index_20_Link">2.2 Afinní šifra<text:tab/>5</text:a></text:p>
          <text:p text:style-name="P40"><text:a xlink:type="simple" xlink:href="#__RefHeading___Toc1121_1101183159" text:style-name="Index_20_Link" text:visited-style-name="Index_20_Link">2.2.1 <text:s/>Princip<text:tab/>5</text:a></text:p>
          <text:p text:style-name="P39"><text:a xlink:type="simple" xlink:href="#__RefHeading___Toc1123_1101183159" text:style-name="Index_20_Link" text:visited-style-name="Index_20_Link">2.3 Playfair<text:tab/>5</text:a></text:p>
          <text:p text:style-name="P40"><text:a xlink:type="simple" xlink:href="#__RefHeading___Toc1125_1101183159" text:style-name="Index_20_Link" text:visited-style-name="Index_20_Link">2.3.1 <text:s/>Princip<text:tab/>5</text:a></text:p>
          <text:p text:style-name="P38"><text:a xlink:type="simple" xlink:href="#__RefHeading___Toc360_1046533845" text:style-name="Index_20_Link" text:visited-style-name="Index_20_Link">3 Vlastní část práce<text:tab/>6</text:a></text:p>
          <text:p text:style-name="P39"><text:a xlink:type="simple" xlink:href="#__RefHeading___Toc362_1046533845" text:style-name="Index_20_Link" text:visited-style-name="Index_20_Link">3.1 Použité technologie<text:tab/>6</text:a></text:p>
          <text:p text:style-name="P40"><text:a xlink:type="simple" xlink:href="#__RefHeading___Toc942_1101183159" text:style-name="Index_20_Link" text:visited-style-name="Index_20_Link">3.1.1 <text:s/>JavaScript<text:tab/>6</text:a></text:p>
          <text:p text:style-name="P40"><text:a xlink:type="simple" xlink:href="#__RefHeading___Toc944_1101183159" text:style-name="Index_20_Link" text:visited-style-name="Index_20_Link">3.1.2 <text:s/>HTML<text:tab/>6</text:a></text:p>
          <text:p text:style-name="P40"><text:a xlink:type="simple" xlink:href="#__RefHeading___Toc946_1101183159" text:style-name="Index_20_Link" text:visited-style-name="Index_20_Link">3.1.3 <text:s/>CSS<text:tab/>7</text:a></text:p>
          <text:p text:style-name="P39"><text:a xlink:type="simple" xlink:href="#__RefHeading___Toc948_1101183159" text:style-name="Index_20_Link" text:visited-style-name="Index_20_Link">3.2 Použité nástroje<text:tab/>7</text:a></text:p>
          <text:p text:style-name="P40"><text:a xlink:type="simple" xlink:href="#__RefHeading___Toc950_1101183159" text:style-name="Index_20_Link" text:visited-style-name="Index_20_Link">3.2.1 <text:s/>Bootstrap<text:tab/>7</text:a></text:p>
          <text:p text:style-name="P39"><text:a xlink:type="simple" xlink:href="#__RefHeading___Toc952_1101183159" text:style-name="Index_20_Link" text:visited-style-name="Index_20_Link">3.3 Programy<text:tab/>7</text:a></text:p>
          <text:p text:style-name="P40"><text:a xlink:type="simple" xlink:href="#__RefHeading___Toc954_1101183159" text:style-name="Index_20_Link" text:visited-style-name="Index_20_Link">3.3.1 <text:s/>Základní část ke všem programům<text:tab/>7</text:a></text:p>
          <text:p text:style-name="P40"><text:a xlink:type="simple" xlink:href="#__RefHeading___Toc956_1101183159" text:style-name="Index_20_Link" text:visited-style-name="Index_20_Link">3.3.2 <text:s/>Cesarova šifra<text:tab/>8</text:a></text:p>
          <text:p text:style-name="P40"><text:a xlink:type="simple" xlink:href="#__RefHeading___Toc958_1101183159" text:style-name="Index_20_Link" text:visited-style-name="Index_20_Link">3.3.3 <text:s/>Afinní šifra<text:tab/>8</text:a></text:p>
          <text:p text:style-name="P40"><text:a xlink:type="simple" xlink:href="#__RefHeading___Toc1127_1101183159" text:style-name="Index_20_Link" text:visited-style-name="Index_20_Link">3.3.4 <text:s/>Playfair<text:tab/>8</text:a></text:p>
          <text:p text:style-name="P38"><text:a xlink:type="simple" xlink:href="#__RefHeading___Toc372_1046533845" text:style-name="Index_20_Link" text:visited-style-name="Index_20_Link">4 Závěr<text:tab/>9</text:a></text:p>
          <text:p text:style-name="P38"><text:a xlink:type="simple" xlink:href="#__RefHeading___Toc374_1046533845" text:style-name="Index_20_Link" text:visited-style-name="Index_20_Link">5 Resumé<text:tab/>9</text:a></text:p>
          <text:p text:style-name="P38"><text:a xlink:type="simple" xlink:href="#__RefHeading___Toc376_1046533845" text:style-name="Index_20_Link" text:visited-style-name="Index_20_Link">6 Použitá literatura<text:tab/>9</text:a></text:p>
        </text:index-body>
      </text:table-of-content>
      <text:h text:style-name="P50" text:outline-level="1"/>
      <text:h text:style-name="P52" text:outline-level="1"><text:bookmark-start text:name="__RefHeading___Toc352_1046533845"/>Úvod a cíle <text:bookmark-end text:name="__RefHeading___Toc352_1046533845"/></text:h>
      <text:p text:style-name="Text_20_body">Do této části začínáte psát úvod k práci a vymezujete cíle, které v další části budete postupně prezentovat.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1" text:outline-level="1"><text:bookmark-start text:name="__RefHeading___Toc354_1046533845"/><text:soft-page-break/>Teoretická a metodická část <text:bookmark-end text:name="__RefHeading___Toc354_1046533845"/></text:h>
      <text:h text:style-name="Heading_20_2" text:outline-level="2"><text:bookmark-start text:name="__RefHeading___Toc356_1046533845"/><text:span text:style-name="T12">Cesarova šifra</text:span> <text:bookmark-end text:name="__RefHeading___Toc356_1046533845"/></text:h>
      <text:h text:style-name="Heading_20_3" text:outline-level="3"><text:bookmark-start text:name="__RefHeading___Toc938_1101183159"/><text:span text:style-name="T12">Princip</text:span> <text:bookmark-end text:name="__RefHeading___Toc938_1101183159"/></text:h>
      <text:p text:style-name="P44">Princip Cesarovi šifry je založen na posunu písmen v abecedě o předem daný počet míst. <text:span text:style-name="T8">Písmena, u kte</text:span>rých by posun přesahoval konec abecedy, ši<text:span text:style-name="T21">frujeme na písmena na začátku abecedy.</text:span> Takže za předpokladu, že posun bude 3 a budeme pracovat s anglickou abecedou, písmeno A zašifrujeme na D, písmeno B na E, <text:span text:style-name="T21">Y na B </text:span>atd. <text:span text:style-name="T21">Posun může být maximálně tak velký jako je počet znaků v abecedě, ale když bude posun stejně velký jako množství písmen v abecedě, zašifrovaný text se bude rovnat nezašifrovanému.</text:span></text:p>
      <text:h text:style-name="P53" text:outline-level="2"><text:bookmark-start text:name="__RefHeading___Toc358_1046533845"/>Afinní šifra<text:bookmark-end text:name="__RefHeading___Toc358_1046533845"/></text:h>
      <text:h text:style-name="P56" text:outline-level="3"><text:bookmark-start text:name="__RefHeading___Toc1121_1101183159"/><text:span text:style-name="T12">Princip</text:span> <text:bookmark-end text:name="__RefHeading___Toc1121_1101183159"/></text:h>
      <text:p text:style-name="Text_20_body">Afinní šifra se mírně podobá Cesarově šifře. Abychom mohly šifrovat potřebujeme ale dva klíče(čísla) a ne jeden jako tomu bylo u Cesarovi šifry. Pak je dosadíme do vzorečku </text:p>
      <text:p text:style-name="P61">a*x+b mod(<text:span text:style-name="T22">m</text:span>)</text:p>
      <text:p text:style-name="P60"><text:span text:style-name="T45">K</text:span>de a, b jsou čísla klíče, x je pořadí písmene v abecedě, <text:span text:style-name="T23">když číslujeme od 0,</text:span> a <text:span text:style-name="T22">m </text:span>je počet písmen abecedy. <text:span text:style-name="T24">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12"/>
      <text:h text:style-name="P54" text:outline-level="2"><text:bookmark-start text:name="__RefHeading___Toc1123_1101183159"/>Playfair<text:bookmark-end text:name="__RefHeading___Toc1123_1101183159"/></text:h>
      <text:h text:style-name="P57" text:outline-level="3"><text:bookmark-start text:name="__RefHeading___Toc1125_1101183159"/><text:span text:style-name="T12">Princip</text:span> <text:bookmark-end text:name="__RefHeading___Toc1125_1101183159"/></text:h>
      <text:p text:style-name="Text_20_body">K zašifrování textu je potřeba heslo, které je složené jen z písmen a má jich <text:span text:style-name="T38">minimálně</text:span> pět. S pomocí tohoto hesla si vytvoříme tabulku 5x5. Dosazujeme ze shora po řádcích a jako první dosadíme heslo, pokud se některé písmeno vyskytuje vícekrát, znovu ho nedosazujeme. Pak stejně pokračujeme s písmeny abecedy <text:span text:style-name="T39">bez písmen z hesla a písmene Q, aby nám vycházela tabulka. Text, který chceme zašifrovat, zbavíme diakritiky, rozdělíme do dvojic a ty pak najdeme v tabulce. Pokud má text lichý počet písmen přidáme za něj X. Tady pak můžou nastat tři možnosti:</text:span></text:p>
      <text:list xml:id="list4284632555" text:style-name="L1">
        <text:list-item>
          <text:p text:style-name="P59"><text:soft-page-break/>Nachází se na stejném řádku. Pak je zašifrujeme jako písmeno, které se v tabulce nachází o jedno vpravo. Pokud je na řádku poslední tak ho zašifrujeme jako první na stejném řádku.</text:p>
        </text:list-item>
        <text:list-item>
          <text:p text:style-name="P59">Nachází se ve stejném sloupci. Pak je zašifrujeme jako písmeno, které <text:span text:style-name="T38">se</text:span> v tabulce <text:span text:style-name="T38">nachází </text:span>pod nimi. Pokud je ve sloupci poslední tak ho zašifrujeme jako první ve stejném sloupci.</text:p>
        </text:list-item>
        <text:list-item>
          <text:p text:style-name="P59">Ne<text:span text:style-name="T38">nachází se</text:span> ani <text:span text:style-name="T38">ve</text:span> stejném řádku ani sloupci. Pak <text:span text:style-name="T38">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table-column table:style-name="Tabulka3.B"/>
        <table:table-column table:style-name="Tabulka3.A"/>
        <table:table-column table:style-name="Tabulka3.B"/>
        <table:table-column table:style-name="Tabulka3.E"/>
        <table:table-row>
          <table:table-cell table:style-name="Tabulka3.A1" office:value-type="string">
            <text:p text:style-name="P46">A</text:p>
          </table:table-cell>
          <table:table-cell table:style-name="Tabulka3.A1" office:value-type="string">
            <text:p text:style-name="P46">U</text:p>
          </table:table-cell>
          <table:table-cell table:style-name="Tabulka3.A1" office:value-type="string">
            <text:p text:style-name="P46">T</text:p>
          </table:table-cell>
          <table:table-cell table:style-name="Tabulka3.A1" office:value-type="string">
            <text:p text:style-name="P46">O</text:p>
          </table:table-cell>
          <table:table-cell table:style-name="Tabulka3.E1" office:value-type="string">
            <text:p text:style-name="P46">B</text:p>
          </table:table-cell>
        </table:table-row>
        <table:table-row>
          <table:table-cell table:style-name="Tabulka3.A2" office:value-type="string">
            <text:p text:style-name="P46">S</text:p>
          </table:table-cell>
          <table:table-cell table:style-name="Tabulka3.A2" office:value-type="string">
            <text:p text:style-name="P46">C</text:p>
          </table:table-cell>
          <table:table-cell table:style-name="Tabulka3.A2" office:value-type="string">
            <text:p text:style-name="P46">D</text:p>
          </table:table-cell>
          <table:table-cell table:style-name="Tabulka3.A2" office:value-type="string">
            <text:p text:style-name="P46">E</text:p>
          </table:table-cell>
          <table:table-cell table:style-name="Tabulka3.E2" office:value-type="string">
            <text:p text:style-name="P46">F</text:p>
          </table:table-cell>
        </table:table-row>
        <table:table-row>
          <table:table-cell table:style-name="Tabulka3.A2" office:value-type="string">
            <text:p text:style-name="P46">G</text:p>
          </table:table-cell>
          <table:table-cell table:style-name="Tabulka3.A2" office:value-type="string">
            <text:p text:style-name="P46">H</text:p>
          </table:table-cell>
          <table:table-cell table:style-name="Tabulka3.A2" office:value-type="string">
            <text:p text:style-name="P46">I</text:p>
          </table:table-cell>
          <table:table-cell table:style-name="Tabulka3.A2" office:value-type="string">
            <text:p text:style-name="P46">J</text:p>
          </table:table-cell>
          <table:table-cell table:style-name="Tabulka3.E2" office:value-type="string">
            <text:p text:style-name="P46">K</text:p>
          </table:table-cell>
        </table:table-row>
        <table:table-row>
          <table:table-cell table:style-name="Tabulka3.A2" office:value-type="string">
            <text:p text:style-name="P46">L</text:p>
          </table:table-cell>
          <table:table-cell table:style-name="Tabulka3.A2" office:value-type="string">
            <text:p text:style-name="P46">M</text:p>
          </table:table-cell>
          <table:table-cell table:style-name="Tabulka3.A2" office:value-type="string">
            <text:p text:style-name="P46">N</text:p>
          </table:table-cell>
          <table:table-cell table:style-name="Tabulka3.A2" office:value-type="string">
            <text:p text:style-name="P46">P</text:p>
          </table:table-cell>
          <table:table-cell table:style-name="Tabulka3.E2" office:value-type="string">
            <text:p text:style-name="P46">R</text:p>
          </table:table-cell>
        </table:table-row>
        <table:table-row>
          <table:table-cell table:style-name="Tabulka3.A2" office:value-type="string">
            <text:p text:style-name="P46">V</text:p>
          </table:table-cell>
          <table:table-cell table:style-name="Tabulka3.A2" office:value-type="string">
            <text:p text:style-name="P46">W</text:p>
          </table:table-cell>
          <table:table-cell table:style-name="Tabulka3.A2" office:value-type="string">
            <text:p text:style-name="P46">X</text:p>
          </table:table-cell>
          <table:table-cell table:style-name="Tabulka3.A2" office:value-type="string">
            <text:p text:style-name="P46">Y</text:p>
          </table:table-cell>
          <table:table-cell table:style-name="Tabulka3.E2" office:value-type="string">
            <text:p text:style-name="P46">Z</text:p>
          </table:table-cell>
        </table:table-row>
      </table:table>
      <text:p text:style-name="Text_20_body">Text rozdělíme na AH OJ VS IC HN IX a zašifrujeme na UGEP AGHDIMNT.</text:p>
      <text:h text:style-name="Heading_20_2" text:outline-level="2">Atbaš</text:h>
      <text:h text:style-name="Heading_20_3" text:outline-level="3">Princip</text:h>
      <text:p text:style-name="Text_20_body">U šifry A<text:span text:style-name="T42">tb</text:span>aš nepotřebujeme nic jiného než text. Ten pak převedeme <text:span text:style-name="T43">buď</text:span> <text:span text:style-name="T42">pomocí převrácené abecedy znázorněné na této tabulce.</text:span></text:p>
      <table:table table:name="Tabulka2" table:style-name="Tabulka2" table:template-name="Výchozí styl">
        <table:table-column table:style-name="Tabulka2.A" table:number-columns-repeated="25"/>
        <table:table-column table:style-name="Tabulka2.Z"/>
        <table:table-row table:style-name="Tabulka2.1">
          <table:table-cell table:style-name="Tabulka2.A1" office:value-type="string">
            <text:p text:style-name="Table_20_Contents">A</text:p>
          </table:table-cell>
          <table:table-cell table:style-name="Tabulka2.A1" office:value-type="string">
            <text:p text:style-name="Table_20_Contents">B</text:p>
          </table:table-cell>
          <table:table-cell table:style-name="Tabulka2.A1" office:value-type="string">
            <text:p text:style-name="Table_20_Contents">C</text:p>
          </table:table-cell>
          <table:table-cell table:style-name="Tabulka2.A1" office:value-type="string">
            <text:p text:style-name="Table_20_Contents">D</text:p>
          </table:table-cell>
          <table:table-cell table:style-name="Tabulka2.A1" office:value-type="string">
            <text:p text:style-name="Table_20_Contents">E</text:p>
          </table:table-cell>
          <table:table-cell table:style-name="Tabulka2.A1" office:value-type="string">
            <text:p text:style-name="Table_20_Contents">F</text:p>
          </table:table-cell>
          <table:table-cell table:style-name="Tabulka2.A1" office:value-type="string">
            <text:p text:style-name="Table_20_Contents">G</text:p>
          </table:table-cell>
          <table:table-cell table:style-name="Tabulka2.A1" office:value-type="string">
            <text:p text:style-name="Table_20_Contents">H</text:p>
          </table:table-cell>
          <table:table-cell table:style-name="Tabulka2.A1" office:value-type="string">
            <text:p text:style-name="Table_20_Contents">I</text:p>
          </table:table-cell>
          <table:table-cell table:style-name="Tabulka2.A1" office:value-type="string">
            <text:p text:style-name="Table_20_Contents">J</text:p>
          </table:table-cell>
          <table:table-cell table:style-name="Tabulka2.A1" office:value-type="string">
            <text:p text:style-name="Table_20_Contents">K</text:p>
          </table:table-cell>
          <table:table-cell table:style-name="Tabulka2.A1" office:value-type="string">
            <text:p text:style-name="Table_20_Contents">L</text:p>
          </table:table-cell>
          <table:table-cell table:style-name="Tabulka2.A1" office:value-type="string">
            <text:p text:style-name="Table_20_Contents">M</text:p>
          </table:table-cell>
          <table:table-cell table:style-name="Tabulka2.A1" office:value-type="string">
            <text:p text:style-name="Table_20_Contents">N</text:p>
          </table:table-cell>
          <table:table-cell table:style-name="Tabulka2.A1" office:value-type="string">
            <text:p text:style-name="Table_20_Contents">O</text:p>
          </table:table-cell>
          <table:table-cell table:style-name="Tabulka2.A1" office:value-type="string">
            <text:p text:style-name="Table_20_Contents">P</text:p>
          </table:table-cell>
          <table:table-cell table:style-name="Tabulka2.A1" office:value-type="string">
            <text:p text:style-name="Table_20_Contents">Q</text:p>
          </table:table-cell>
          <table:table-cell table:style-name="Tabulka2.A1" office:value-type="string">
            <text:p text:style-name="Table_20_Contents">R</text:p>
          </table:table-cell>
          <table:table-cell table:style-name="Tabulka2.A1" office:value-type="string">
            <text:p text:style-name="Table_20_Contents">S</text:p>
          </table:table-cell>
          <table:table-cell table:style-name="Tabulka2.A1" office:value-type="string">
            <text:p text:style-name="Table_20_Contents">T</text:p>
          </table:table-cell>
          <table:table-cell table:style-name="Tabulka2.A1" office:value-type="string">
            <text:p text:style-name="Table_20_Contents">U</text:p>
          </table:table-cell>
          <table:table-cell table:style-name="Tabulka2.A1" office:value-type="string">
            <text:p text:style-name="Table_20_Contents">V</text:p>
          </table:table-cell>
          <table:table-cell table:style-name="Tabulka2.A1" office:value-type="string">
            <text:p text:style-name="Table_20_Contents">W</text:p>
          </table:table-cell>
          <table:table-cell table:style-name="Tabulka2.A1" office:value-type="string">
            <text:p text:style-name="Table_20_Contents">X</text:p>
          </table:table-cell>
          <table:table-cell table:style-name="Tabulka2.A1" office:value-type="string">
            <text:p text:style-name="Table_20_Contents">Y</text:p>
          </table:table-cell>
          <table:table-cell table:style-name="Tabulka2.Z1" office:value-type="string">
            <text:p text:style-name="Table_20_Contents">Z</text:p>
          </table:table-cell>
        </table:table-row>
        <table:table-row>
          <table:table-cell table:style-name="Tabulka2.A2" office:value-type="string">
            <text:p text:style-name="Table_20_Contents">Z</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B2" office:value-type="float" office:value="0">
            <text:p text:style-name="Table_20_Contents">0</text:p>
          </table:table-cell>
          <table:table-cell table:style-name="Tabulka2.Z2" office:value-type="float" office:value="0">
            <text:p text:style-name="Table_20_Contents">0</text:p>
          </table:table-cell>
        </table:table-row>
      </table:table>
      <text:p text:style-name="Text_20_body">Podle této tabulky převedeme písmeno A na Z nebo C na X ale i obráceně Z na A a X na C.</text:p>
      <text:p text:style-name="Text_20_body">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I"/>
        <table:table-column table:style-name="Tabulka1.B" table:number-columns-repeated="3"/>
        <table:table-column table:style-name="Tabulka1.M"/>
        <table:table-row>
          <table:table-cell table:style-name="Tabulka1.A1" office:value-type="string">
            <text:p text:style-name="Table_20_Contents">A</text:p>
          </table:table-cell>
          <table:table-cell table:style-name="Tabulka1.A1" office:value-type="string">
            <text:p text:style-name="Table_20_Contents">B</text:p>
          </table:table-cell>
          <table:table-cell table:style-name="Tabulka1.A1" office:value-type="string">
            <text:p text:style-name="Table_20_Contents">C</text:p>
          </table:table-cell>
          <table:table-cell table:style-name="Tabulka1.A1" office:value-type="string">
            <text:p text:style-name="Table_20_Contents">D</text:p>
          </table:table-cell>
          <table:table-cell table:style-name="Tabulka1.A1" office:value-type="string">
            <text:p text:style-name="Table_20_Contents">E</text:p>
          </table:table-cell>
          <table:table-cell table:style-name="Tabulka1.A1" office:value-type="string">
            <text:p text:style-name="Table_20_Contents">F</text:p>
          </table:table-cell>
          <table:table-cell table:style-name="Tabulka1.A1" office:value-type="string">
            <text:p text:style-name="Table_20_Contents">G</text:p>
          </table:table-cell>
          <table:table-cell table:style-name="Tabulka1.A1" office:value-type="string">
            <text:p text:style-name="Table_20_Contents">H</text:p>
          </table:table-cell>
          <table:table-cell table:style-name="Tabulka1.A1" office:value-type="string">
            <text:p text:style-name="Table_20_Contents">I</text:p>
          </table:table-cell>
          <table:table-cell table:style-name="Tabulka1.A1" office:value-type="string">
            <text:p text:style-name="Table_20_Contents">J</text:p>
          </table:table-cell>
          <table:table-cell table:style-name="Tabulka1.A1" office:value-type="string">
            <text:p text:style-name="Table_20_Contents">K</text:p>
          </table:table-cell>
          <table:table-cell table:style-name="Tabulka1.A1" office:value-type="string">
            <text:p text:style-name="Table_20_Contents">L</text:p>
          </table:table-cell>
          <table:table-cell table:style-name="Tabulka1.M1" office:value-type="string">
            <text:p text:style-name="Table_20_Contents">M</text:p>
          </table:table-cell>
        </table:table-row>
        <table:table-row>
          <table:table-cell table:style-name="Tabulka1.A2" office:value-type="string">
            <text:p text:style-name="Table_20_Contents">N</text:p>
          </table:table-cell>
          <table:table-cell table:style-name="Tabulka1.A2" office:value-type="string">
            <text:p text:style-name="Table_20_Contents">O</text:p>
          </table:table-cell>
          <table:table-cell table:style-name="Tabulka1.A2" office:value-type="string">
            <text:p text:style-name="Table_20_Contents">P</text:p>
          </table:table-cell>
          <table:table-cell table:style-name="Tabulka1.A2" office:value-type="string">
            <text:p text:style-name="Table_20_Contents">Q</text:p>
          </table:table-cell>
          <table:table-cell table:style-name="Tabulka1.A2" office:value-type="string">
            <text:p text:style-name="Table_20_Contents">R</text:p>
          </table:table-cell>
          <table:table-cell table:style-name="Tabulka1.A2" office:value-type="string">
            <text:p text:style-name="Table_20_Contents">S</text:p>
          </table:table-cell>
          <table:table-cell table:style-name="Tabulka1.A2" office:value-type="string">
            <text:p text:style-name="Table_20_Contents">T</text:p>
          </table:table-cell>
          <table:table-cell table:style-name="Tabulka1.A2" office:value-type="string">
            <text:p text:style-name="Table_20_Contents">U</text:p>
          </table:table-cell>
          <table:table-cell table:style-name="Tabulka1.A2" office:value-type="string">
            <text:p text:style-name="Table_20_Contents">V</text:p>
          </table:table-cell>
          <table:table-cell table:style-name="Tabulka1.A2" office:value-type="string">
            <text:p text:style-name="Table_20_Contents">W</text:p>
          </table:table-cell>
          <table:table-cell table:style-name="Tabulka1.A2" office:value-type="string">
            <text:p text:style-name="Table_20_Contents">X</text:p>
          </table:table-cell>
          <table:table-cell table:style-name="Tabulka1.A2" office:value-type="string">
            <text:p text:style-name="Table_20_Contents">Y</text:p>
          </table:table-cell>
          <table:table-cell table:style-name="Tabulka1.M2" office:value-type="string">
            <text:p text:style-name="Table_20_Contents">Z</text:p>
          </table:table-cell>
        </table:table-row>
      </table:table>
      <text:p text:style-name="Text_20_body">Podle ní zašifrujeme A na N nebo C na P a i tady se v případě obrácení písmena nemění N převedu na A a P na C.</text:p>
      <text:h text:style-name="Heading_20_1" text:outline-level="1"><text:bookmark-start text:name="__RefHeading___Toc360_1046533845"/><text:soft-page-break/>Vlastní část práce<text:bookmark-end text:name="__RefHeading___Toc360_1046533845"/></text:h>
      <text:h text:style-name="P55" text:outline-level="2"><text:bookmark-start text:name="__RefHeading___Toc362_1046533845"/>Použité technologie<text:bookmark-end text:name="__RefHeading___Toc362_1046533845"/></text:h>
      <text:h text:style-name="Heading_20_3" text:outline-level="3"><text:bookmark-start text:name="__RefHeading___Toc942_1101183159"/>JavaScript<text:bookmark-end text:name="__RefHeading___Toc942_1101183159"/></text:h>
      <text:p text:style-name="P30">JavaScript je <text:span text:style-name="T7">multiplatformní, dynamický</text:span> scriptovací jazyk, který <text:span text:style-name="T7">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Text_20_body"><text:span text:style-name="T10">JavaScript se spouští přímo na straně klienta a neběží na serveru ještě před stažením z </text:span><text:span text:style-name="T11">internetu jako je tomu u většiny interpretovaných programovacích jazyků (např. PHP, ASP).</text:span><text:span text:style-name="T10">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h text:style-name="Heading_20_3" text:outline-level="3"><text:bookmark-start text:name="__RefHeading___Toc944_1101183159"/>HTML<text:bookmark-end text:name="__RefHeading___Toc944_1101183159"/></text:h>
      <text:p text:style-name="P8"><text:span text:style-name="T9">HTML je značkový jazyk, který se používá pro tvorbu webových stránek. Zkratka HTML znamená Hyper Text Markup Language</text:span><text:span text:style-name="T5">.</text:span><text:span text:style-name="T9"> Spolu s CSS a JavaScriptem je základní technologií pro Wordl Wide Web, díky kterému můžeme vytvářet a zveřejňovat stránky. HTML soubory píšeme pomocí tagů, které jsou pro každou verzi definovány. Tento druh zápisu převzal od SGML.</text:span></text:p>
      <text:p text:style-name="P10"/>
      <text:p text:style-name="P7">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P11">CSS je programovací jazyk, který se váže jako nadstavba k <text:span text:style-name="T14">značkovacím jazykům (</text:span>HTML, XHTML<text:span text:style-name="T14">)</text:span>. <text:span text:style-name="T15">Může být v samostatném souboru a propojena s (X)HTML souborem nebo být přímo jeho součástí.</text:span> <text:span text:style-name="T16">Používá se pro definování vizuálního zobrazení elementů u webových stránek. Tato </text:span><text:soft-page-break/><text:span text:style-name="T16">definice lze pak použít na celém dokumentu. </text:span>V českém jazyce se také používá název kaskádové styly a samotná zkratka znamená Cascading Style Sheet. </text:p>
      <text:p text:style-name="P11"/>
      <text:p text:style-name="P9"><text:span text:style-name="T13">CSS vzniklo v roce 1994 jako souhrn metod pro úpravu stránek. Navrhnul ho </text:span><text:span text:style-name="T6">Håkon Wium Lie</text:span> <text:span text:style-name="T13">za účelem oddělit formu od obsahu. CSS bylo dále vyvíjeno a jeho nejnovější verzí je CSS 3.</text:span></text:p>
      <text:h text:style-name="Heading_20_2" text:outline-level="2"><text:bookmark-start text:name="__RefHeading___Toc948_1101183159"/>Použité <text:span text:style-name="T12">nástroje</text:span><text:bookmark-end text:name="__RefHeading___Toc948_1101183159"/></text:h>
      <text:h text:style-name="Heading_20_3" text:outline-level="3"><text:bookmark-start text:name="__RefHeading___Toc950_1101183159"/>Bootstrap<text:bookmark-end text:name="__RefHeading___Toc950_1101183159"/></text:h>
      <text:p text:style-name="P45">Bootstrap je nejpoužívanější <text:span text:style-name="T17"><text:s/></text:span>framework <text:span text:style-name="T18">pro HTML, CSS a JavaScript. Je využíván při tvorbě a designu responzivních mobile-first webových stránek. Bootstrap funguje jako sada nástrojů, které lze libovolně využít. Všechny komponenty jsou responzivní nehledě na zařízení. </text:span></text:p>
      <text:p text:style-name="P42"/>
      <text:p text:style-name="P41">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2" text:outline-level="2"><text:bookmark-start text:name="__RefHeading___Toc952_1101183159"/>Programy<text:bookmark-end text:name="__RefHeading___Toc952_1101183159"/></text:h>
      <text:h text:style-name="Heading_20_3" text:outline-level="3"><text:bookmark-start text:name="__RefHeading___Toc954_1101183159"/>Základní část ke všem programům<text:bookmark-end text:name="__RefHeading___Toc954_1101183159"/></text:h>
      <text:p text:style-name="P13"><text:span text:style-name="T25">Základ, na který se následně všechny Javascriptové programy na zašifrování vážou, je velmi podobný. Je napsaný v HTML a skládá se z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Šifrovací program získává hodnoty textu pomocí </text:span><text:span text:style-name="T26">document</text:span><text:span text:style-name="T29">.</text:span><text:span text:style-name="T31">getElementById</text:span><text:span text:style-name="T29">(</text:span><text:span text:style-name="T33">"</text:span><text:span text:style-name="T34">Nazev</text:span><text:span text:style-name="T33">"</text:span><text:span text:style-name="T29">).</text:span><text:span text:style-name="T26">value</text:span><text:span text:style-name="T29"> </text:span><text:s/><text:span text:style-name="T37">a vrací text zpět přes </text:span><text:span text:style-name="T27">document</text:span><text:span text:style-name="T30">.</text:span><text:span text:style-name="T32">getElementById</text:span><text:span text:style-name="T30">(</text:span><text:span text:style-name="T35">"</text:span><text:span text:style-name="T36">Nazev</text:span><text:span text:style-name="T35">"</text:span><text:span text:style-name="T30">).</text:span><text:span text:style-name="T27">innerHTML</text:span><text:span text:style-name="T30"> = </text:span><text:span text:style-name="T28">výsledek</text:span><text:span text:style-name="T30">;</text:span>.</text:p>
      <text:h text:style-name="Heading_20_3" text:outline-level="3"><text:bookmark-start text:name="__RefHeading___Toc956_1101183159"/>C<text:span text:style-name="T44">e</text:span>sa<text:span text:style-name="T44">rova</text:span> šifra<text:bookmark-end text:name="__RefHeading___Toc956_1101183159"/></text:h>
      <text:p text:style-name="P43"><text:span text:style-name="T8">Program na zač</text:span>átku dostane dvě hodnoty text, který má být zašifrován a posun. Jako první si ověří, že posun je menší než 27. Pokud není tak ho pomocí funkce while postupně snižuje až se dostane na vyhovující číslo. Jako další si program vezme první <text:span text:style-name="T20">znak </text:span>textu a převede ho na ASCII kod a s tímto číslem dále pracuje. <text:span text:style-name="T20">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text:s/>Pak už jen převede konečné číslo zpět na písmeno a přidá ho k výslednému textu. Toto opakuje, pomocí funkce for, s každým písmenem. </text:span></text:p>
      <text:p text:style-name="P43"/>
      <text:p text:style-name="P9"><text:soft-page-break/>V<text:span text:style-name="T19">ýslednému textu pak zůstávají velká písmena a mezery, ale čísla nebo jakékoliv jiné znaky mění na hvězdičku.</text:span></text:p>
      <text:h text:style-name="Heading_20_3" text:outline-level="3"><text:bookmark-start text:name="__RefHeading___Toc958_1101183159"/>Afinní šifra<text:bookmark-end text:name="__RefHeading___Toc958_1101183159"/></text:h>
      <text:p text:style-name="P48">Program dostane text a dvě čísla (posun1 a posun2), také je předem vytvořené pole s uspořádanými malými písmeny anglické abecedy. Program celý text převede na malá písmena, poté vezme první znak z textu a určí jestli je to písmeno, když ne tak znak nemění a přidá ho do zašifrovaného textu(toto platí i pro mezery). Když ano program najde písmeno v poli a zjistí pod jakým indexem leží. Pak toto číslo dosadí do vzorečku, kde bude m 26. Výsledné číslo je index, pod kterým se nachází v poli nachází zašifrované písmeno. Toto písmeno pak přidá k zašifrovanému textu a celý proces opakuje se všemi znaky textu.</text:p>
      <text:p text:style-name="P9"/>
      <text:h text:style-name="Heading_20_3" text:outline-level="3"><text:bookmark-start text:name="__RefHeading___Toc1127_1101183159"/>Playfair<text:bookmark-end text:name="__RefHeading___Toc1127_1101183159"/></text:h>
      <text:p text:style-name="P14">Program začíná <text:span text:style-name="T41">s</text:span> textem, heslem a polem s anglickou abecedou bez Q. Text <text:span text:style-name="T40">i heslo </text:span>zbaví mezer, <text:span text:style-name="T40">převede na malá písmena a zjistí kolik má písmen. Poté začne tvořit pole se změněnou abecedou. Vezme první písmeno hesla a pokud již není v poli doplní ho tam, tímto způsobem doplní celé heslo a přesune se k abecedě, kterou doplní stejným způsobem. Pak celé pole rozdělí po pěti písmenech do pěti polí, která nahrazují řádky. Přesune se k textu, u kterého zjistí jestli má sudý počet písmen, když ne přidá na konec x. <text:s/>Pak vezme první dvě písmena najde ve kterém poli a pod jakým indexem (sloupcem) se nachází. Porovná na jakém řádku jsou, když se nachází na stejném, tak jim přičte k indexu 1, pokud se jejich index rovná čtyřem tak ho změní na 0. Pokud nejsou na stejném řádku porovná jejich index, když mají stejný tak k řádku přičte 1, pokud se jejich řádek rovná čtyřem tak ho změní na 0. Pokud nemají stejný index ani řádek, prohodí jim indexy. Pak pomocí výsledného indexu a řádku určí písmeno a přidá ho k výslednému textu. Toto opakuje se všemi písmeny.</text:span></text:p>
      <text:h text:style-name="Heading_20_3" text:outline-level="3">Atbaš</text:h>
      <text:p text:style-name="Text_20_body">Ačkoliv tato šifra má dvě varianty, já se rozhodla naprogramovat pouze jednu a to tu první, tedy s převrácenou abecedou. Program si z textu vezme první znak a určí jeho ASCII kod. Pokud znak není písmeno nebo mezera, tak ho program převede na hvězdičku a přidá ke konečnému textu. Pokud je to mezera tak nic nemění a pouze ji přidá ke konečnému textu. U písmen rozlišuje jestli jsou velká nebo malá ale postup je stejný. Sečte hodnotu ASCII kodu od A a Z a odečte hodnotu písmene. U malých písmen tedy 97+122-x a u velkých 65+90-x , kde x je ASCII kod písmene. Poté jen číslo převede na písmeno a přidá ho ke konečnému textu. Tento proces zopakuje s každým písmenem textu.</text:p>
      <text:h text:style-name="Heading_20_1" text:outline-level="1"><text:bookmark-start text:name="__RefHeading___Toc372_1046533845"/>Závěr<text:bookmark-end text:name="__RefHeading___Toc372_1046533845"/></text:h>
      <text:p text:style-name="P28">Závěr obsahuje dosažení výsledků práce, porovnává je s již zjištěnými informacemi, uvádí důvody a příčiny shody či odchylky. V žádném případě nepopisuje subjektivní (vlastní) pocity </text:p>
      <text:h text:style-name="Heading_20_1" text:outline-level="1"><text:bookmark-start text:name="__RefHeading___Toc374_1046533845"/><text:soft-page-break/>Resumé<text:bookmark-end text:name="__RefHeading___Toc374_1046533845"/></text:h>
      <text:p text:style-name="P28">Cizím jazykem (anglicky) představené práce a její výsledky </text:p>
      <text:h text:style-name="Heading_20_1" text:outline-level="1"><text:bookmark-start text:name="__RefHeading___Toc376_1046533845"/>Použitá literatura<text:bookmark-end text:name="__RefHeading___Toc376_1046533845"/></text:h>
      <text:p text:style-name="P28"><text:s/>Abecedně podle typu jsou citace seřazeny a číselně označen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499cm" loext:contextual-spacing="false" fo:text-indent="0cm" style:auto-text-indent="false">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Výchozí_20_styl.1" style:display-name="Výchozí styl.1" style:family="table-cell">
      <style:table-cell-properties fo:border-left="0.51pt solid #000000" fo:border-top="0.51pt solid #000000" fo:border-bottom="0.51pt solid #000000"/>
    </style:style>
    <style:style style:name="Výchozí_20_styl.2" style:display-name="Výchozí styl.2" style:family="table-cell">
      <style:table-cell-properties fo:border-left="0.51pt solid #000000" fo:border-bottom="0.51pt solid #000000"/>
    </style:style>
    <style:style style:name="Výchozí_20_styl.3" style:display-name="Výchozí styl.3" style:family="table-cell">
      <style:table-cell-properties fo:border-left="0.51pt solid #000000" fo:border-bottom="0.51pt solid #000000"/>
    </style:style>
    <style:style style:name="Výchozí_20_styl.4" style:display-name="Výchozí styl.4" style:family="table-cell">
      <style:table-cell-properties fo:border-left="0.51pt solid #000000" fo:border-right="0.51pt solid #000000" fo:border-bottom="0.51pt solid #000000"/>
    </style:style>
    <style:style style:name="Výchozí_20_styl.5" style:display-name="Výchozí styl.5" style:family="table-cell">
      <style:table-cell-properties fo:border-left="0.51pt solid #000000" fo:border-bottom="0.51pt solid #000000"/>
    </style:style>
    <style:style style:name="Výchozí_20_styl.6" style:display-name="Výchozí styl.6" style:family="table-cell">
      <style:table-cell-properties fo:border-left="0.51pt solid #000000" fo:border-bottom="0.51pt solid #000000"/>
    </style:style>
    <style:style style:name="Výchozí_20_styl.7" style:display-name="Výchozí styl.7" style:family="table-cell">
      <style:table-cell-properties fo:border-left="0.51pt solid #000000" fo:border-bottom="0.51pt solid #000000"/>
    </style:style>
    <style:style style:name="Výchozí_20_styl.8" style:display-name="Výchozí styl.8" style:family="table-cell">
      <style:table-cell-properties fo:border-left="0.51pt solid #000000" fo:border-bottom="0.51pt solid #000000"/>
    </style:style>
    <style:style style:name="Výchozí_20_styl.9" style:display-name="Výchozí styl.9" style:family="table-cell">
      <style:table-cell-properties fo:border-left="0.51pt solid #000000" fo:border-bottom="0.51pt solid #000000"/>
    </style:style>
    <style:style style:name="Výchozí_20_styl.10" style:display-name="Výchozí styl.10" style:family="table-cell">
      <style:table-cell-properties fo:border-left="0.51pt solid #000000" fo:border-right="0.51pt solid #000000" fo:border-bottom="0.51pt solid #000000"/>
    </style:style>
    <style:style style:name="Výchozí_20_styl.11" style:display-name="Výchozí styl.11" style:family="table-cell">
      <style:table-cell-properties fo:border-left="0.51pt solid #000000" fo:border-top="0.51pt solid #000000" fo:border-bottom="0.51pt solid #000000"/>
    </style:style>
    <style:style style:name="Výchozí_20_styl.12" style:display-name="Výchozí styl.12" style:family="table-cell">
      <style:table-cell-properties fo:border-left="0.51pt solid #000000" fo:border-right="0.51pt solid #000000" fo:border-top="0.51pt solid #000000" fo:border-bottom="0.51pt solid #000000"/>
    </style:style>
    <style:style style:name="Výchozí_20_styl.13" style:display-name="Výchozí styl.13" style:family="table-cell">
      <style:table-cell-properties fo:border-left="0.51pt solid #000000" fo:border-bottom="0.51pt solid #000000"/>
    </style:style>
    <style:style style:name="Výchozí_20_styl.14" style:display-name="Výchozí styl.14" style:family="table-cell">
      <style:table-cell-properties fo:border-left="0.51pt solid #000000" fo:border-right="0.51pt solid #000000" fo:border-bottom="0.51pt solid #000000"/>
    </style:style>
    <style:style style:name="Výchozí_20_styl.15" style:display-name="Výchozí styl.15" style:family="table-cell">
      <style:table-cell-properties fo:border-left="0.51pt solid #000000" fo:border-top="0.51pt solid #000000" fo:border-bottom="0.51pt solid #000000"/>
    </style:style>
    <style:style style:name="Výchozí_20_styl.16" style:display-name="Výchozí styl.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Výchozí_20_styl.1"/>
      <table:last-row table:style-name="Výchozí_20_styl.2"/>
      <table:first-column table:style-name="Výchozí_20_styl.3"/>
      <table:last-column table:style-name="Výchozí_20_styl.4"/>
      <table:body table:style-name="Výchozí_20_styl.9"/>
      <table:even-rows table:style-name="Výchozí_20_styl.5"/>
      <table:odd-rows table:style-name="Výchozí_20_styl.6"/>
      <table:even-columns table:style-name="Výchozí_20_styl.7"/>
      <table:odd-columns table:style-name="Výchozí_20_styl.8"/>
      <table:background table:style-name="Výchozí_20_styl.10"/>
      <loext:first-row-even-column table:style-name="Výchozí_20_styl.15"/>
      <loext:last-row-even-column table:style-name="Výchozí_20_styl.16"/>
      <loext:first-row-end-column table:style-name="Výchozí_20_styl.12"/>
      <loext:first-row-start-column table:style-name="Výchozí_20_styl.11"/>
      <loext:last-row-end-column table:style-name="Výchozí_20_styl.14"/>
      <loext:last-row-start-column table:style-name="Výchozí_20_styl.13"/>
    </table:table-template>
  </office:styles>
  <office:automatic-styles>
    <style:style style:name="MP1" style:family="paragraph" style:parent-style-name="Header">
      <style:text-properties fo:font-size="10pt" officeooo:paragraph-rsid="0005f443"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T1" style:family="text">
      <style:text-properties officeooo:rsid="0006de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MÉNO A PŘÍJMENÍ – NÁZEV PRÁCE </text:p>
      </style:header>
      <style:footer>
        <text:p text:style-name="MP2"><text:span text:style-name="MT1"><text:s/></text:span><text:page-number text:select-page="current">6</text:page-number></text:p>
      </style:footer>
    </style:master-page>
    <style:master-page style:name="First_20_Page" style:display-name="First Page" style:page-layout-name="Mpm2" style:next-style-name="Standard"/>
    <style:master-page style:name="Římské" style:page-layout-name="Mpm3">
      <style:header>
        <text:p text:style-name="MP1">JMÉNO A PŘÍJMENÍ – NÁZEV PRÁCE </text:p>
      </style:header>
      <style:footer>
        <text:p text:style-name="MP2"><text:span text:style-name="MT1"><text:s/></text:span><text:page-number text:select-page="current">iii</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1-02T19:09:59.605000000</dc:date>
    <meta:editing-duration>PT1H2M14S</meta:editing-duration>
    <meta:editing-cycles>12</meta:editing-cycles>
    <meta:generator>LibreOffice/6.3.5.2$Windows_X86_64 LibreOffice_project/dd0751754f11728f69b42ee2af66670068624673</meta:generator>
    <meta:document-statistic meta:table-count="3" meta:image-count="0" meta:object-count="0" meta:page-count="12" meta:paragraph-count="215" meta:word-count="2034" meta:character-count="11752" meta:non-whitespace-character-count="9879"/>
  </office:meta>
</office:document-meta>
</file>